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6.372cm" fo:margin-left="0.575cm" fo:margin-right="0.053cm" table:align="margins" style:writing-mode="lr-tb"/>
    </style:style>
    <style:style style:name="Tabela15.A" style:family="table-column">
      <style:table-column-properties style:column-width="16.372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19e471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e471"/>
    </style:style>
    <style:style style:name="P3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19e471"/>
    </style:style>
    <style:style style:name="P4" style:family="paragraph" style:parent-style-name="Heading_20_2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9e4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  <style:style style:name="T4" style:family="text">
      <style:text-properties fo:color="#0000ff" fo:font-size="11pt" fo:font-style="italic" style:font-size-asian="11pt" style:font-style-asian="italic" style:font-size-complex="11pt"/>
    </style:style>
    <style:style style:name="T5" style:family="text">
      <style:text-properties style:use-window-font-color="true" fo:font-size="11pt" fo:font-style="italic" style:font-size-asian="11pt" style:font-style-asian="italic" style:font-size-complex="11pt"/>
    </style:style>
    <style:style style:name="T6" style:family="text">
      <style:text-properties style:use-window-font-color="true" fo:font-size="11pt" fo:font-style="normal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2. <text:tab/>Módulo de Matérias Legislativas do perfil Operador Matéria</text:h>
      <text:p text:style-name="P2">Este Módulo tem por objetivo cadastrar as <text:span text:style-name="T1">Matérias em Tramitação na Casa Legislativa</text:span>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3"><text:span text:style-name="T2">Antes de entrar na parte de alimentação das Matérias Legislativas é necessário que alimente as tabelas auxiliares que dão suporte à esta transação. São elas: </text:span><text:span text:style-name="T4">Tipo de Matéria Legislativa, Origem, Regime de Tramitação, Tipo de Autor, Autor, Tipo de Normas Jurídicas </text:span><text:span text:style-name="T3">(estas informações serão utilizadas somente para a função Legislação Citada),</text:span><text:span text:style-name="T4"> Unidade de Tramitação, Órgão, Status da Tramitação, Tipo de Fim de Relatoria e Tipo de documento. </text:span><text:span text:style-name="T5">Observe que as funções</text:span><text:span text:style-name="T4"> Comissão </text:span><text:span text:style-name="T5">e</text:span><text:span text:style-name="T4"> Parlamentares <text:s/></text:span><text:span text:style-name="T6">também devem estar alimentadas.</text:span></text:p>
          </table:table-cell>
        </table:table-row>
      </table:table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2:10.935642102</meta:creation-date>
    <dc:date>2017-04-10T09:22:25.242135717</dc:date>
    <meta:editing-duration>PT14S</meta:editing-duration>
    <meta:editing-cycles>1</meta:editing-cycles>
    <meta:document-statistic meta:table-count="1" meta:image-count="0" meta:object-count="0" meta:page-count="1" meta:paragraph-count="3" meta:word-count="100" meta:character-count="667" meta:non-whitespace-character-count="568"/>
    <meta:generator>LibreOffice/5.1.6.2$Linux_X86_64 LibreOffice_project/10m0$Build-2</meta:generator>
  </office:meta>
</office:document-meta>
</file>